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4pt" style:font-size-asian="14pt" style:font-size-complex="14pt"/>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2" style:family="paragraph"/>
    <style:style style:name="P7" style:parent-style-name="Standard" style:list-style-name="LFO2" style:family="paragraph"/>
    <style:style style:name="P8" style:parent-style-name="Standard" style:list-style-name="LFO2" style:family="paragraph"/>
    <style:style style:name="P9" style:parent-style-name="Standard" style:list-style-name="LFO4" style:family="paragraph"/>
    <style:style style:name="P10" style:parent-style-name="Standard" style:list-style-name="LFO4" style:family="paragraph"/>
    <style:style style:name="P11" style:parent-style-name="Standard" style:list-style-name="LFO4" style:family="paragraph"/>
    <style:style style:name="P12" style:parent-style-name="Standard" style:list-style-name="LFO4" style:family="paragraph"/>
    <style:style style:name="P13" style:parent-style-name="Standard" style:list-style-name="LFO4" style:family="paragraph"/>
    <style:style style:name="P14" style:parent-style-name="Standard" style:list-style-name="LFO4" style:family="paragraph"/>
  </office:automatic-styles>
  <office:body>
    <office:text text:use-soft-page-breaks="true">
      <text:p text:style-name="P1">Meeting Notes</text:p>
      <text:p text:style-name="Standard"/>
      <text:p text:style-name="Standard">Date of meeting: 29/03/2020</text:p>
      <text:p text:style-name="Standard">Members present: Jarrad, Spencer, Nabil, James, George</text:p>
      <text:p text:style-name="Standard">Length of meeting: 1hrs</text:p>
      <text:p text:style-name="Standard"/>
      <text:p text:style-name="Standard"/>
      <text:p text:style-name="Standard">What was done last session?:</text:p>
      <text:list text:style-name="LFO1" text:continue-numbering="true">
        <text:list-item>
          <text:p text:style-name="P2">George created the particle editor</text:p>
        </text:list-item>
      </text:list>
      <text:p text:style-name="Standard"/>
      <text:p text:style-name="Standard">What wasn’t done last session?:</text:p>
      <text:list text:style-name="LFO1" text:continue-numbering="true">
        <text:list-item>
          <text:p text:style-name="P3">Nabil did not<text:s/>fully implement the model loader</text:p>
        </text:list-item>
        <text:list-item>
          <text:p text:style-name="P4">Jarrad did not create the UI system</text:p>
        </text:list-item>
        <text:list-item>
          <text:p text:style-name="P5">James did not improve the physics system</text:p>
        </text:list-item>
      </text:list>
      <text:p text:style-name="Standard"/>
      <text:p text:style-name="Standard">What did we discuss this session?:</text:p>
      <text:list text:style-name="LFO2" text:continue-numbering="true">
        <text:list-item>
          <text:p text:style-name="P6">Nabil didn’t understand what he was meant to do so it was explained to him and we made sure he knew where to start. George gave advice on what functions were required and what the best way to implement was.<text:s/></text:p>
        </text:list-item>
        <text:list-item>
          <text:p text:style-name="P7">We discussed thee particle editor and the limitations and advantages of which methods to use</text:p>
        </text:list-item>
        <text:list-item>
          <text:p text:style-name="P8">We made sure everyone knew which direction they were heading and we made a list of things we wanted to complete by the end</text:p>
        </text:list-item>
      </text:list>
      <text:p text:style-name="Standard">What are we going to do this session?:</text:p>
      <text:list text:style-name="LFO4" text:continue-numbering="true">
        <text:list-item>
          <text:p text:style-name="P9">Spencer<text:s/>will make FMOD a system</text:p>
        </text:list-item>
        <text:list-item>
          <text:p text:style-name="P10">Spencer will add ImGui buttons to the particle editor</text:p>
        </text:list-item>
        <text:list-item>
          <text:p text:style-name="P11">Spencer will implement non-static function passing for button clicking</text:p>
        </text:list-item>
        <text:list-item>
          <text:p text:style-name="P12">Jarrad will create the UI system</text:p>
        </text:list-item>
        <text:list-item>
          <text:p text:style-name="P13">James will improve the physics system</text:p>
        </text:list-item>
        <text:list-item>
          <text:p text:style-name="P14">Nabil will implement the model loader</text:p>
        </text:list-item>
      </text:list>
      <text:p text:style-name="Standard"/>
      <text:p text:style-name="Standard">Date of next meeting:<text:s/>02/03/202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pencer Deane</meta:initial-creator>
    <dc:creator>sd</dc:creator>
    <meta:creation-date>2020-03-29T19:13:00Z</meta:creation-date>
    <dc:date>2020-03-29T19:14:00Z</dc:date>
    <meta:template xlink:href="Normal" xlink:type="simple"/>
    <meta:editing-cycles>3</meta:editing-cycles>
    <meta:editing-duration>PT60S</meta:editing-duration>
    <meta:document-statistic meta:page-count="1" meta:paragraph-count="2" meta:word-count="170" meta:character-count="1142" meta:row-count="8" meta:non-whitespace-character-count="974"/>
  </office:meta>
</office:document-meta>
</file>